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3399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3" style:family="table-cell" style:parent-style-name="Default" style:data-style-name="N36">
      <style:table-cell-properties fo:border="thin solid #008000"/>
    </style:style>
    <style:style style:name="ce4" style:family="table-cell" style:parent-style-name="Default" style:data-style-name="N0">
      <style:table-cell-properties fo:background-color="transparent"/>
      <style:text-properties fo:color="#008000" fo:font-size="16pt" style:font-size-asian="16pt" style:font-size-complex="16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 0in 0in 0in)" draw:stroke="none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style:font-family-asian="Tahoma" style:font-family-complex="Tahoma" style:font-charset="x-symbo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Wingdings" style:font-family-asian="" style:font-family-complex="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in" fo:padding-bottom="0in" fo:padding-left="0.04in" fo:padding-right="0in" draw:textarea-vertical-align="top" draw:textarea-horizontal-align="left" draw:fill="solid" draw:fill-color="#ffff99" draw:opacity="100%" draw:stroke="solid" svg:stroke-width="0.01042in" svg:stroke-color="#000000" svg:stroke-opacity="100%" draw:stroke-linejoin="miter" draw:shadow="visible" draw:shadow-offset-x="0.08333in" draw:shadow-offset-y="0.08333in" draw:shadow-color="#808080" draw:shadow-opacity="5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Test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>
            <draw:frame draw:z-index="3" draw:id="id2" draw:style-name="a6" draw:name="Picture 3" svg:x="0.04167in" svg:y="0.04167in" svg:width="0.40833in" svg:height="0.40833in" style:rel-width="scale" style:rel-height="scale">
              <draw:image xlink:href="media/image1.png" xlink:type="simple" xlink:show="embed" xlink:actuate="onLoad"/>
              <svg:title/>
              <svg:desc>excelContent</svg:desc>
            </draw:frame>
          </table:table-cell>
          <table:table-cell office:value-type="string" table:style-name="ce4">
            <text:p>Sample Excel Worksheet</text:p>
          </table:table-cell>
          <table:table-cell table:number-columns-repeated="16381"/>
        </table:table-row>
        <table:table-row table:style-name="ro3">
          <table:table-cell/>
          <table:table-cell table:style-name="ce1"/>
          <table:table-cell office:value-type="string" table:style-name="ce1">
            <text:p>Created with Microsoft Excel 2003 SP1</text:p>
          </table:table-cell>
          <table:table-cell table:number-columns-repeated="3"/>
          <table:table-cell table:style-name="ce1">
            <draw:frame draw:z-index="2" draw:id="id1" draw:style-name="a5" draw:name="Text Box 2" svg:x="0.45833in" svg:y="0.00833in" svg:width="2.45in" svg:height="0.575in">
              <draw:text-box>
                <text:p text:style-name="a4" text:class-names="" text:cond-style-name=""><text:span text:style-name="a1" text:class-names="">If you can see this page then you can open Excel files from Blackboard<text:s text:c="1"/></text:span><text:span text:style-name="a2" text:class-names=""></text:span><text:span text:style-name="a3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27903524204654473" table:formula="msoxl:=RAND()" table:style-name="ce3">
            <text:p>0,27904</text:p>
          </table:table-cell>
          <table:table-cell office:value-type="float" office:value="0.60690272088847086" table:formula="msoxl:=RAND()" table:style-name="ce3">
            <text:p>0,60690</text:p>
          </table:table-cell>
          <table:table-cell table:style-name="ce1">
            <draw:frame draw:z-index="1" draw:id="id0" draw:style-name="a0" draw:name="Chart 1" svg:x="0.61667in" svg:y="0.06667in" svg:width="3.89167in" svg:height="4.2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/>
          <table:table-cell office:value-type="float" office:value="0.24761830067490453" table:formula="msoxl:=RAND()" table:style-name="ce3">
            <text:p>0,24762</text:p>
          </table:table-cell>
          <table:table-cell office:value-type="float" office:value="2.2468642447122655E-2" table:formula="msoxl:=RAND()" table:style-name="ce3">
            <text:p>0,0224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.4137128546686166E-2" table:formula="msoxl:=RAND()" table:style-name="ce3">
            <text:p>0,04414</text:p>
          </table:table-cell>
          <table:table-cell office:value-type="float" office:value="0.52625901860938451" table:formula="msoxl:=RAND()" table:style-name="ce3">
            <text:p>0,5262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66906441965839669" table:formula="msoxl:=RAND()" table:style-name="ce3">
            <text:p>0,66906</text:p>
          </table:table-cell>
          <table:table-cell office:value-type="float" office:value="0.39639689557288804" table:formula="msoxl:=RAND()" table:style-name="ce3">
            <text:p>0,3964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24604261696393115" table:formula="msoxl:=RAND()" table:style-name="ce3">
            <text:p>0,24604</text:p>
          </table:table-cell>
          <table:table-cell office:value-type="float" office:value="0.54947930104063203" table:formula="msoxl:=RAND()" table:style-name="ce3">
            <text:p>0,5494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19015104543339878" table:formula="msoxl:=RAND()" table:style-name="ce3">
            <text:p>0,19015</text:p>
          </table:table-cell>
          <table:table-cell office:value-type="float" office:value="0.80002834503452924" table:formula="msoxl:=RAND()" table:style-name="ce3">
            <text:p>0,8000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47048469706864293" table:formula="msoxl:=RAND()" table:style-name="ce3">
            <text:p>0,47048</text:p>
          </table:table-cell>
          <table:table-cell office:value-type="float" office:value="0.16335464174405934" table:formula="msoxl:=RAND()" table:style-name="ce3">
            <text:p>0,1633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31647958169660828" table:formula="msoxl:=RAND()" table:style-name="ce3">
            <text:p>0,31648</text:p>
          </table:table-cell>
          <table:table-cell office:value-type="float" office:value="0.19282884426226188" table:formula="msoxl:=RAND()" table:style-name="ce3">
            <text:p>0,1928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.0764479038694086E-2" table:formula="msoxl:=RAND()" table:style-name="ce3">
            <text:p>0,06076</text:p>
          </table:table-cell>
          <table:table-cell office:value-type="float" office:value="0.82743514364275372" table:formula="msoxl:=RAND()" table:style-name="ce3">
            <text:p>0,8274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95441587346468282" table:formula="msoxl:=RAND()" table:style-name="ce3">
            <text:p>0,95442</text:p>
          </table:table-cell>
          <table:table-cell office:value-type="float" office:value="0.76276685401841748" table:formula="msoxl:=RAND()" table:style-name="ce3">
            <text:p>0,7627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4477008081054652" table:formula="msoxl:=RAND()" table:style-name="ce3">
            <text:p>0,44770</text:p>
          </table:table-cell>
          <table:table-cell office:value-type="float" office:value="6.6607986332483105E-2" table:formula="msoxl:=RAND()" table:style-name="ce3">
            <text:p>0,0666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.4090922849995033E-2" table:formula="msoxl:=RAND()" table:style-name="ce3">
            <text:p>0,02409</text:p>
          </table:table-cell>
          <table:table-cell office:value-type="float" office:value="0.66259967964381428" table:formula="msoxl:=RAND()" table:style-name="ce3">
            <text:p>0,662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92320721628094859" table:formula="msoxl:=RAND()" table:style-name="ce3">
            <text:p>0,92321</text:p>
          </table:table-cell>
          <table:table-cell office:value-type="float" office:value="0.9108164670283182" table:formula="msoxl:=RAND()" table:style-name="ce3">
            <text:p>0,9108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77892387707682165" table:formula="msoxl:=RAND()" table:style-name="ce3">
            <text:p>0,77892</text:p>
          </table:table-cell>
          <table:table-cell office:value-type="float" office:value="0.14786570509140873" table:formula="msoxl:=RAND()" table:style-name="ce3">
            <text:p>0,1478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39791330949425507" table:formula="msoxl:=RAND()" table:style-name="ce3">
            <text:p>0,39791</text:p>
          </table:table-cell>
          <table:table-cell office:value-type="float" office:value="0.20993452036558291" table:formula="msoxl:=RAND()" table:style-name="ce3">
            <text:p>0,2099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.5891458265068388E-2" table:formula="msoxl:=RAND()" table:style-name="ce3">
            <text:p>0,08589</text:p>
          </table:table-cell>
          <table:table-cell office:value-type="float" office:value="0.92862754169737738" table:formula="msoxl:=RAND()" table:style-name="ce3">
            <text:p>0,9286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22259428515072366" table:formula="msoxl:=RAND()" table:style-name="ce3">
            <text:p>0,22259</text:p>
          </table:table-cell>
          <table:table-cell office:value-type="float" office:value="0.84883929105629419" table:formula="msoxl:=RAND()" table:style-name="ce3">
            <text:p>0,8488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85433482371365388" table:formula="msoxl:=RAND()" table:style-name="ce3">
            <text:p>0,85433</text:p>
          </table:table-cell>
          <table:table-cell office:value-type="float" office:value="0.97955518563848643" table:formula="msoxl:=RAND()" table:style-name="ce3">
            <text:p>0,9795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10176466680044005" table:formula="msoxl:=RAND()" table:style-name="ce3">
            <text:p>0,10176</text:p>
          </table:table-cell>
          <table:table-cell office:value-type="float" office:value="0.61192456136937567" table:formula="msoxl:=RAND()" table:style-name="ce3">
            <text:p>0,6119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82022365698483279" table:formula="msoxl:=RAND()" table:style-name="ce3">
            <text:p>0,82022</text:p>
          </table:table-cell>
          <table:table-cell office:value-type="float" office:value="0.72761103382510472" table:formula="msoxl:=RAND()" table:style-name="ce3">
            <text:p>0,7276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.4040324765382488E-2" table:formula="msoxl:=RAND()" table:style-name="ce3">
            <text:p>0,09404</text:p>
          </table:table-cell>
          <table:table-cell office:value-type="float" office:value="0.15502265815760641" table:formula="msoxl:=RAND()" table:style-name="ce3">
            <text:p>0,1550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63390257177153875" table:formula="msoxl:=RAND()" table:style-name="ce3">
            <text:p>0,63390</text:p>
          </table:table-cell>
          <table:table-cell office:value-type="float" office:value="0.60694912915331622" table:formula="msoxl:=RAND()" table:style-name="ce3">
            <text:p>0,6069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15123053797204045" table:formula="msoxl:=RAND()" table:style-name="ce3">
            <text:p>0,15123</text:p>
          </table:table-cell>
          <table:table-cell office:value-type="float" office:value="0.35233211726374392" table:formula="msoxl:=RAND()" table:style-name="ce3">
            <text:p>0,3523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27584691628279567" table:formula="msoxl:=RAND()" table:style-name="ce3">
            <text:p>0,27585</text:p>
          </table:table-cell>
          <table:table-cell office:value-type="float" office:value="0.20395390001124558" table:formula="msoxl:=RAND()" table:style-name="ce3">
            <text:p>0,2039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0.23467797792812728" table:formula="msoxl:=RAND()" table:style-name="ce3">
            <text:p>0,23468</text:p>
          </table:table-cell>
          <table:table-cell office:value-type="float" office:value="0.12632822092264606" table:formula="msoxl:=RAND()" table:style-name="ce3">
            <text:p>0,12633</text:p>
          </table:table-cell>
          <table:table-cell table:number-columns-repeated="16381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Sample Excel Worksheet</dc:title>
    <dc:subject>Testing links from Blackboard</dc:subject>
    <meta:initial-creator>Dr Malcolm Murray</meta:initial-creator>
    <dc:creator>Rafael Winterhalter</dc:creator>
    <meta:creation-date>1996-10-14T23:33:28Z</meta:creation-date>
    <dc:date>2014-07-09T10:39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cc" draw:opacity="100%" draw:stroke="solid" svg:stroke-width="0.01389in" svg:stroke-color="#808080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7">
      <style:chart-properties chart:link-data-style-to-source="false" chart:visible="true" chart:logarithmic="false" chart:maximum="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47in" svg:stroke-color="#c0c0c0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aximum="1" chart:interval-major="0.2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347in" svg:stroke-color="#c0c0c0" svg:stroke-opacity="100%" draw:stroke-linejoin="round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nb" fo:country="NO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cc" draw:opacity="100%" draw:stroke="solid" svg:stroke-width="0.01389in" svg:stroke-color="#808080" svg:stroke-opacity="100%" draw:stroke-linejoin="round"/>
    </style:style>
  </office:automatic-styles>
  <office:body>
    <office:chart>
      <chart:chart chart:class="chart:scatter" svg:height="306.6pt" svg:width="280.2pt" chart:style-name="Crt0">
        <chart:title svg:x="97.20015748031495pt" svg:y="10.2pt" chart:style-name="CT00">
          <text:p text:style-name="a0" text:class-names="" text:cond-style-name="">Random Scatterplot</text:p>
        </chart:title>
        <chart:plot-area svg:x="23.69425196850394pt" svg:y="41.73259842519684pt" svg:width="251.2686614173228pt" svg:height="236.9293700787402pt" chart:style-name="Plt0">
          <chart:axis chart:dimension="x" chart:name="primary-x" chart:style-name="Axs0">
            <chart:title svg:x="135.6002362204725pt" svg:y="282.0002362204725pt" chart:style-name="AT00">
              <text:p text:style-name="a1" text:class-names="" text:cond-style-name="">X values</text:p>
            </chart:title>
            <chart:grid chart:class="major" chart:style-name="GMa0"/>
          </chart:axis>
          <chart:axis chart:dimension="y" chart:name="primary-y" chart:style-name="Axs1">
            <chart:title svg:x="11.4pt" svg:y="138.000157480315pt" chart:style-name="AT01">
              <text:p text:style-name="a2" text:class-names="" text:cond-style-name="">Y values</text:p>
            </chart:title>
            <chart:grid chart:class="major" chart:style-name="GMa1"/>
          </chart:axis>
          <chart:series chart:values-cell-range-address="Test_Page.$C$7:.$C$31" chart:class="chart:scatter" chart:attached-axis="primary-y" chart:style-name="G0S0">
            <chart:domain table:cell-range-address="Test_Page.$B$7:.$B$31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